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none" fo:font-weight="normal" style:language-asian="ja" style:country-asian="JP" style:font-weight-asian="normal" style:font-weight-complex="normal"/>
    </style:style>
    <style:style style:name="P2" style:family="paragraph" style:parent-style-name="Standard">
      <style:text-properties style:text-underline-style="none" fo:font-weight="normal" officeooo:rsid="001d9a44" officeooo:paragraph-rsid="001d9a44" style:language-asian="ja" style:country-asian="JP" style:font-weight-asian="normal" style:font-weight-complex="normal"/>
    </style:style>
    <style:style style:name="P3" style:family="paragraph" style:parent-style-name="Standard">
      <style:text-properties style:text-underline-style="none" fo:font-weight="bold" officeooo:rsid="001d9a44" officeooo:paragraph-rsid="001d9a44" style:language-asian="ja" style:country-asian="JP" style:font-weight-asian="bold" style:font-weight-complex="bold"/>
    </style:style>
    <style:style style:name="P4" style:family="paragraph" style:parent-style-name="Standard">
      <style:text-properties style:language-asian="ja" style:country-asian="JP"/>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27cab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３．<text:span text:style-name="T2">京都府</text:span></text:p>
      <text:p text:style-name="P4"/>
      <text:p text:style-name="P4">１）自然</text:p>
      <text:p text:style-name="P4">北部は日本海に面している。全体に山がちで、北部には丹波高地があろ。東都番地は琵琶湖の南部にある。</text:p>
      <text:p text:style-name="P4"/>
      <text:p text:style-name="P4">２）産業</text:p>
      <text:p text:style-name="P4">農業では、南部の宇治市。。。の生産がさかんで、また西陣織・清水焼など伝統的工芸品の生産もさかん。</text:p>
      <text:p text:style-name="P4"/>
      <text:p text:style-name="P4">３）文化</text:p>
      <text:p text:style-name="P4">京都は１０００年以上も日本の都であったことから、金閣や銀閣をはじめ有名な神社やお。。。が多い。これらは世界文化遺産に登録されており世界的な観光地としてにぎわっている。</text:p>
      <text:p text:style-name="P4"/>
      <text:p text:style-name="P4"/>
      <text:p text:style-name="P4">４．<text:span text:style-name="T2">大阪府</text:span></text:p>
      <text:p text:style-name="P1">１）自然</text:p>
      <text:p text:style-name="P1">じんこ　　　ばん<text:span text:style-name="T4"><text:tab/><text:tab/><text:tab/><text:tab/><text:tab/><text:tab/><text:tab/><text:tab/><text:tab/><text:tab/><text:tab/><text:tab/>ひろ</text:span></text:p>
      <text:p text:style-name="P1">人口が日本で３番に多い。西部は大阪湾に面し、中央部には大阪平野が広がり、淀川が流れている。</text:p>
      <text:p text:style-name="P1"/>
      <text:p text:style-name="P1">２）産業</text:p>
      <text:p text:style-name="P2">昔から商業がさかんで、「天下の台所」といわれた。また、阪神工業地帯の中心として工業もさかんである。大阪湾の海上には関西国際空港がつくられ、四日本の。。。の玄関口となっている。</text:p>
      <text:p text:style-name="P2"/>
      <text:p text:style-name="P2">３）文化</text:p>
      <text:p text:style-name="P2">江戸時代からの町人文化のなごりがあり、商業や大衆芸能がさかんである。</text:p>
      <text:p text:style-name="P2"/>
      <text:p text:style-name="P3"><text:span text:style-name="T3">５．</text:span><text:span text:style-name="T1">澎湖県</text:span></text:p>
      <text:p text:style-name="P2">１）自然</text:p>
      <text:p text:style-name="P2">北部は日本海に、南部は瀬戸内海都大阪湾に面している。日本の標準時の基準となる東経１３５度の経線が通る</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0T12:39:08.830578468</meta:creation-date>
    <meta:generator>LibreOffice/6.4.7.2$Linux_X86_64 LibreOffice_project/40$Build-2</meta:generator>
    <dc:date>2021-09-27T12:44:40.894284331</dc:date>
    <meta:editing-duration>PT20M</meta:editing-duration>
    <meta:editing-cycles>7</meta:editing-cycles>
    <meta:document-statistic meta:table-count="0" meta:image-count="0" meta:object-count="0" meta:page-count="1" meta:paragraph-count="18" meta:word-count="445" meta:character-count="460" meta:non-whitespace-character-count="445"/>
  </office:meta>
</office:document-meta>
</file>